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llServiceImpl.setNextLineIn( String sessionId ,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ellService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ServiceImpl.processTimeou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hellServiceImpl.handleException( String sessionId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.updateLast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ServiceImpl.useSession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ellServiceImpl.getNextLineErr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ellServiceImpl.getNextLineOut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ellServiceImp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.getLast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ServiceImpl.login(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ellServiceImpl.logout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